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style:contextual-spacing="false" fo:line-height="120%" style:writing-mode="lr-tb"/>
      <style:text-properties fo:font-variant="normal" fo:text-transform="none" fo:color="#000000" loext:opacity="100%" style:font-name="Liberation Serif1" fo:font-size="22pt" fo:font-style="normal" style:text-underline-style="solid" style:text-underline-width="auto" style:text-underline-color="font-color" fo:font-weight="bold" fo:background-color="transparent"/>
    </style:style>
    <style:style style:name="P2" style:family="paragraph" style:parent-style-name="Text_20_body">
      <style:paragraph-properties fo:margin-top="0cm" fo:margin-bottom="0cm" style:contextual-spacing="false" fo:line-height="120%" style:writing-mode="lr-tb"/>
      <style:text-properties fo:font-variant="normal" fo:text-transform="none" fo:color="#000000" loext:opacity="100%" style:font-name="Liberation Serif1" fo:font-size="12pt" fo:font-style="normal" style:text-underline-style="solid" style:text-underline-width="auto" style:text-underline-color="font-color" fo:font-weight="bold" fo:background-color="transparent"/>
    </style:style>
    <style:style style:name="P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Liberation Serif1" fo:font-size="18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20%" style:writing-mode="lr-tb"/>
    </style:style>
    <style:style style:name="T1" style:family="text">
      <style:text-properties fo:font-variant="normal" fo:text-transform="none" fo:color="#000000" loext:opacity="100%" style:font-name="Liberation Serif1" fo:font-size="12pt" fo:font-style="normal" style:text-underline-style="solid" style:text-underline-width="auto" style:text-underline-color="font-color" fo:font-weight="bold" fo:background-color="transparent" loext:char-shading-value="0"/>
    </style:style>
    <style:style style:name="T2" style:family="text">
      <style:text-properties fo:font-variant="normal" fo:text-transform="none" fo:color="#000000" loext:opacity="100%" style:font-name="Liberation Serif1" fo:font-size="12pt" fo:font-style="normal" style:text-underline-style="solid" style:text-underline-width="auto" style:text-underline-color="font-color" fo:font-weight="normal" fo:background-color="transparent" loext:char-shading-value="0"/>
    </style:style>
    <style:style style:name="T3" style:family="text">
      <style:text-properties fo:font-variant="normal" fo:text-transform="none" fo:color="#000000" loext:opacity="1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Liberation Serif1" fo:font-size="1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f8c04450-7fff-aebc-6ff7-6e4afeb987c1"/>WINDOWS INSTALLATION</text:p>
      <text:p text:style-name="Text_20_body"/>
      <text:p text:style-name="P2">INTRODUCTION</text:p>
      <text:p text:style-name="Text_20_body"/>
      <text:p text:style-name="P3">In order to install your copy of the Windows 7 operating system please make sure to have the following items: -Windows 7 Installation disk -Drivers CD: * Use after installation process if needed. </text:p>
      <text:p text:style-name="Text_20_body"/>
      <text:p text:style-name="P5"><text:span text:style-name="T1">NOTE</text:span><text:span text:style-name="T3">: Please make sure to back up all of your important data before proceeding with this installation.</text:span></text:p>
      <text:p text:style-name="Text_20_body"/>
      <text:p text:style-name="P5"><text:span text:style-name="T4">Step 1.</text:span><text:span text:style-name="T5"> </text:span><text:span text:style-name="T3">Insert the Windows 7 operating system disk into your DVD drive, and then restart your computer.</text:span></text:p>
      <text:p text:style-name="Text_20_body"/>
      <text:p text:style-name="P5"><text:span text:style-name="T4">Step 2. </text:span><text:span text:style-name="T3">You will see a prompt that says ‘Press any key to continue’ after the ZT logo disappears. When you see this press any key immediately.</text:span></text:p>
      <text:p text:style-name="Text_20_body"/>
      <text:p text:style-name="P5"><text:span text:style-name="T4">Step 3. </text:span><text:span text:style-name="T5">‘</text:span><text:span text:style-name="T3">Starting Windows’ with the Windows7 logo will appear.</text:span></text:p>
      <text:p text:style-name="Text_20_body"/>
      <text:p text:style-name="P5"><text:span text:style-name="T4">Step 4. </text:span><text:span text:style-name="T3">Language options, by default English will be set along with “time and currency format” and “keyboard or input method”.</text:span></text:p>
      <text:p text:style-name="Text_20_body"/>
      <text:p text:style-name="P5"><text:span text:style-name="T4">Step 5.</text:span><text:span text:style-name="T5"> </text:span><text:span text:style-name="T3">Click “Install Now”.</text:span></text:p>
      <text:p text:style-name="Text_20_body"/>
      <text:p text:style-name="P5"><text:span text:style-name="T4">Step 6.</text:span><text:span text:style-name="T5"> </text:span><text:span text:style-name="T3">End User License Agreement (E.U.L.A.), check the box to accept, and click “Next”.</text:span></text:p>
      <text:p text:style-name="Text_20_body"/>
      <text:p text:style-name="P5"><text:span text:style-name="T4">Step 7. </text:span><text:span text:style-name="T5">“</text:span><text:span text:style-name="T3">Which type of installation?” window will appear. Upgrade will be greyed out; the only option you should be able to choose is Custom (advanced).</text:span></text:p>
      <text:p text:style-name="Text_20_body"/>
      <text:p text:style-name="P5"><text:span text:style-name="T4">Step 8. </text:span><text:span text:style-name="T5">“</text:span><text:span text:style-name="T3">Where do you want to install windows?” Make sure the partition is highlighted. </text:span></text:p>
      <text:p text:style-name="Text_20_body"/>
      <text:p text:style-name="P5"><text:span text:style-name="T4">Step 9. </text:span><text:span text:style-name="T3">Delete the partition by clicking on Drive options (advanced) on the bottom right corner of the field. Make sure the partition is highlighted and click on Delete. If drive advanced options is greyed out, then the partition will not have to be deleted.</text:span></text:p>
      <text:p text:style-name="Text_20_body"/>
      <text:p text:style-name="P5"><text:span text:style-name="T1">NOTE</text:span><text:span text:style-name="T2">: </text:span><text:span text:style-name="T3">Deleting the partitions will erase all data on the system.</text:span></text:p>
      <text:p text:style-name="Text_20_body"/>
      <text:p text:style-name="P5"><text:soft-page-break/><text:span text:style-name="T4">Step 10: </text:span><text:span text:style-name="T3">Disk 0 Unallocated Space should be the only listing at this point. If it is press next, If not please proceed to delete any additional partitions that may be listed.</text:span></text:p>
      <text:p text:style-name="Text_20_body"/>
      <text:p text:style-name="P5"><text:span text:style-name="T4">Step 11. </text:span><text:span text:style-name="T3">The next screen will show “Installing Windows”. This process should take approximately 10 minutes after which the system will reboot.</text:span></text:p>
      <text:p text:style-name="Text_20_body"/>
      <text:p text:style-name="P5"><text:span text:style-name="T1">NOTE</text:span><text:span text:style-name="T2">: </text:span><text:span text:style-name="T3">Do not press any keys during this boot up process so as to not disturb the rest of the installation.</text:span></text:p>
      <text:p text:style-name="Text_20_body"/>
      <text:p text:style-name="P5"><text:span text:style-name="T4">Step 12. </text:span><text:span text:style-name="T3">The next screen will show “Installing Windows” again to complete the installation process.</text:span></text:p>
      <text:p text:style-name="Text_20_body"/>
      <text:p text:style-name="P5"><text:span text:style-name="T4">Step 13.</text:span><text:span text:style-name="T5">“</text:span><text:span text:style-name="T3">Setup is starting Windows” will appear on the screen, then you will be asked to create a user name and a computer name.</text:span></text:p>
      <text:p text:style-name="Text_20_body"/>
      <text:p text:style-name="P5"><text:span text:style-name="T4">Step 14. </text:span><text:span text:style-name="T3">The next step will prompt you to create a password for your account (optional).</text:span></text:p>
      <text:p text:style-name="Text_20_body"/>
      <text:p text:style-name="P5"><text:span text:style-name="T4">Step 15.</text:span><text:span text:style-name="T5"> </text:span><text:span text:style-name="T3">The next screen will come up and ask you to choose one of three options: “Use recommended settings”, “Install important updates only” and “Ask me later”.</text:span></text:p>
      <text:p text:style-name="Text_20_body"/>
      <text:p text:style-name="P5"><text:span text:style-name="T4">Step 16. </text:span><text:span text:style-name="T3">This screen will allow you to choose your local time zone and also adjust the date and time.</text:span></text:p>
      <text:p text:style-name="Text_20_body"/>
      <text:p text:style-name="P5"><text:span text:style-name="T4">Step 17.</text:span><text:span text:style-name="T5"> </text:span><text:span text:style-name="T3">Click on the appropriate location of your computer to enable Windows 7 to apply the correct network settings.</text:span></text:p>
      <text:p text:style-name="Text_20_body"/>
      <text:p text:style-name="P3">The installation is done! You have successfully installed Windows 7 on your ZT computer.</text:p>
      <text:p text:style-name="Text_20_body"/>
      <text:p text:style-name="P4">NAME:PALADUGU RAKSHITHA REDDY</text:p>
      <text:p text:style-name="P4">ROLL NO:21WH1A0593</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7T13:55:55.162094980</meta:creation-date>
    <dc:date>2023-02-07T13:56:56.390967628</dc:date>
    <meta:editing-duration>PT1M3S</meta:editing-duration>
    <meta:editing-cycles>1</meta:editing-cycles>
    <meta:document-statistic meta:table-count="0" meta:image-count="0" meta:object-count="0" meta:page-count="2" meta:paragraph-count="26" meta:word-count="463" meta:character-count="2695" meta:non-whitespace-character-count="2256"/>
    <meta:generator>LibreOffice/7.2.1.2$Linux_X86_64 LibreOffice_project/20$Build-2</meta:generator>
  </office:meta>
</office:document-meta>
</file>